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, sans-serif"/>
    <style:font-face style:name="inherit" svg:font-family="inherit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200%" fo:text-align="justify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Text_20_body">
      <style:paragraph-properties fo:line-height="200%"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line-height="200%" fo:text-align="center" style:justify-single-word="false"/>
    </style:style>
    <style:style style:name="P4" style:family="paragraph" style:parent-style-name="Text_20_body">
      <style:paragraph-properties fo:line-height="200%" fo:text-align="center" style:justify-single-word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line-height="200%" fo:text-align="justify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ext_20_body">
      <style:paragraph-properties fo:line-height="200%"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ext_20_body">
      <style:paragraph-properties fo:line-height="200%"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line-height="200%" fo:text-align="justify" style:justify-single-word="false"/>
      <style:text-properties style:font-name="Times new roman" fo:font-size="10pt" fo:font-weight="normal" officeooo:paragraph-rsid="0009a4f0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line-height="200%" fo:text-align="justify" style:justify-single-word="false"/>
      <style:text-properties style:font-name="Times new roman" fo:font-size="10pt" fo:font-weight="normal" officeooo:rsid="0007ec31" officeooo:paragraph-rsid="0007ec31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4f5f1" style:text-blinking="false" fo:background-color="transparent" loext:char-shading-value="0"/>
    </style:style>
    <style:style style:name="T5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202124" style:font-name="arial" fo:font-size="12pt" fo:letter-spacing="normal" fo:font-style="normal" fo:font-weight="normal" style:font-weight-asian="bold" style:font-weight-complex="bold"/>
    </style:style>
    <style:style style:name="T7" style:family="text">
      <style:text-properties fo:font-variant="normal" fo:text-transform="none" fo:color="#202124" fo:letter-spacing="normal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"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7ec31"/>
    </style:style>
    <style:style style:name="T12" style:family="text">
      <style:text-properties officeooo:rsid="0009a4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da5e5553-7fff-be51-7860-443844cae4c8"/><text:a xlink:type="simple" xlink:href="https://ava.cefor.ifes.edu.br/course/view.php?id=11154" text:style-name="Internet_20_link" text:visited-style-name="Visited_20_Internet_20_Link"><text:span text:style-name="T9">Laboratório de Sistemas de Informação</text:span></text:a></text:p>
      <text:p text:style-name="P4">Estudo de caso </text:p>
      <text:p text:style-name="P6"><text:span text:style-name="T8">Software ajuda no tratamento de radiação para o câncer</text:span></text:p>
      <text:p text:style-name="P1"><text:span text:style-name="T2">Gislany Raíssa de Azevedo</text:span><text:span text:style-name="T1"> – </text:span><text:span text:style-name="T3">20201BSI031</text:span><text:span text:style-name="T4">1</text:span></text:p>
      <text:p text:style-name="P1"><text:span text:style-name="T2">Gabriel Gonçalves Farias</text:span><text:span text:style-name="T1"> </text:span><text:span text:style-name="T3">- 20201BSI0389</text:span></text:p>
      <text:p text:style-name="P2">Questões de discussão</text:p>
      <text:p text:style-name="P2">1. Qual é a função do software no sistema médico SmartBeam IMRT?</text:p>
      <text:p text:style-name="P1">Auxiliar os médicos com o fornecimento de quantidade precisa de radiação em qualquer ângulo através de imagens de alta resolução de tumores, desde sua localização, formato e tamanho.</text:p>
      <text:p text:style-name="P1"/>
      <text:p text:style-name="P2">2. Por que a Varian não conseguiu produzir IMRT SmartBeam antes?</text:p>
      <text:p text:style-name="P1">Porque para desenvolver um software para o IMRT SmartBeam demandaria um investimento muito alto, além de que as tecnologias para o controle de radiação até então eram voltadas apenas para o hardware.</text:p>
      <text:p text:style-name="P2"/>
      <text:p text:style-name="P2">Questões de pensamento crítico</text:p>
      <text:p text:style-name="P2">1. Quais proteções adicionais devem ser programadas no software que executa o SmartBeam IMRT que não é necessário em um software de PC típico?</text:p>
      <text:p text:style-name="P8"><text:span text:style-name="T12">Como a SmartBeam IMRT <text:s/>faz a terapia usando micro-ondas (fótons, elétrons) e libera um nível de radiação durante o tratamento do tumor, os cuidados adicionais que devem ser feitos são o uso de proteções pessoais como, aventais, óculos e protetores para tireoide.</text:span></text:p>
      <text:p text:style-name="P8"><text:span text:style-name="T6"/></text:p>
      <text:p text:style-name="P2">2. Como você acha que o desenvolvimento do SmartBeam IMRT lançou a Varian no topo do mercado de <text:span text:style-name="T11">sistemas de</text:span> tratamento de câncer?</text:p>
      <text:p text:style-name="P9">Diferente de outros hardwares e tratamentos, a SmartBeam IMRT, é a primeira que permite os médicos examinar e tratar um tumor ao mesmo tempo. Foi uma criação inovador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arial" svg:font-family="arial, sans-serif"/>
    <style:font-face style:name="inherit" svg:font-family="inherit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2:22:06.864119865</meta:creation-date>
    <dc:date>2020-11-15T16:18:07.750985191</dc:date>
    <meta:editing-duration>PT10M5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234" meta:character-count="1446" meta:non-whitespace-character-count="1224"/>
  </office:meta>
</office:document-meta>
</file>